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ector of O15</text:p>
          </table:table-cell>
          <table:table-cell table:number-columns-repeated="2"/>
          <table:table-cell office:value-type="string" calcext:value-type="string">
            <text:p>Vector of Used Gates Types by CG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 accuracy</text:p>
          </table:table-cell>
          <table:table-cell office:value-type="string" calcext:value-type="string">
            <text:p>Test Accuracy</text:p>
          </table:table-cell>
          <table:table-cell/>
          <table:table-cell office:value-type="string" calcext:value-type="string">
            <text:p>Val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4775160599572" calcext:value-type="float">
            <text:p>0.814775160599572</text:p>
          </table:table-cell>
          <table:table-cell office:value-type="float" office:value="0.802782981000803" calcext:value-type="float">
            <text:p>0.802782981000803</text:p>
          </table:table-cell>
          <table:table-cell/>
          <table:table-cell office:value-type="float" office:value="0.476457998929909" calcext:value-type="float">
            <text:p>0.476457998929909</text:p>
          </table:table-cell>
          <table:table-cell office:value-type="float" office:value="0.474317817014446" calcext:value-type="float">
            <text:p>0.474317817014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2951565426813" calcext:value-type="float">
            <text:p>0.812951565426813</text:p>
          </table:table-cell>
          <table:table-cell/>
          <table:table-cell office:value-type="float" office:value="0.473782771535581" calcext:value-type="float">
            <text:p>0.473782771535581</text:p>
          </table:table-cell>
          <table:table-cell office:value-type="float" office:value="0.47940074906367" calcext:value-type="float">
            <text:p>0.47940074906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730192719486" calcext:value-type="float">
            <text:p>0.802730192719486</text:p>
          </table:table-cell>
          <table:table-cell office:value-type="float" office:value="0.8001070377308" calcext:value-type="float">
            <text:p>0.80010703773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6209850107066" calcext:value-type="float">
            <text:p>0.806209850107066</text:p>
          </table:table-cell>
          <table:table-cell office:value-type="float" office:value="0.812416376772812" calcext:value-type="float">
            <text:p>0.8124163767728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9154175588865" calcext:value-type="float">
            <text:p>0.809154175588865</text:p>
          </table:table-cell>
          <table:table-cell office:value-type="float" office:value="0.808937650521809" calcext:value-type="float">
            <text:p>0.8089376505218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8351177730193" calcext:value-type="float">
            <text:p>0.808351177730193</text:p>
          </table:table-cell>
          <table:table-cell office:value-type="float" office:value="0.808937650521809" calcext:value-type="float">
            <text:p>0.8089376505218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797431094460797" calcext:value-type="float">
            <text:p>0.7974310944607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4388546962804" calcext:value-type="float">
            <text:p>0.8043885469628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3972162740899" calcext:value-type="float">
            <text:p>0.813972162740899</text:p>
          </table:table-cell>
          <table:table-cell office:value-type="float" office:value="0.803853358308804" calcext:value-type="float">
            <text:p>0.8038533583088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7012847965739" calcext:value-type="float">
            <text:p>0.807012847965739</text:p>
          </table:table-cell>
          <table:table-cell office:value-type="float" office:value="0.805726518597806" calcext:value-type="float">
            <text:p>0.80572651859780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9472839175809" calcext:value-type="float">
            <text:p>0.80947283917580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7998394434038" calcext:value-type="float">
            <text:p>0.799839443403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7998394434038" calcext:value-type="float">
            <text:p>0.79983944340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076017130621" calcext:value-type="float">
            <text:p>0.81076017130621</text:p>
          </table:table-cell>
          <table:table-cell office:value-type="float" office:value="0.802782981000803" calcext:value-type="float">
            <text:p>0.8027829810008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808402461867808" calcext:value-type="float">
            <text:p>0.80840246186780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1078405137811" calcext:value-type="float">
            <text:p>0.8110784051378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1563169164882" calcext:value-type="float">
            <text:p>0.811563169164882</text:p>
          </table:table-cell>
          <table:table-cell office:value-type="float" office:value="0.816162697350816" calcext:value-type="float">
            <text:p>0.8161626973508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5042826552462" calcext:value-type="float">
            <text:p>0.815042826552462</text:p>
          </table:table-cell>
          <table:table-cell office:value-type="float" office:value="0.8001070377308" calcext:value-type="float">
            <text:p>0.80010703773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811881188118812" calcext:value-type="float">
            <text:p>0.81188118811881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1295503211991" calcext:value-type="float">
            <text:p>0.811295503211991</text:p>
          </table:table-cell>
          <table:table-cell office:value-type="float" office:value="0.811345999464811" calcext:value-type="float">
            <text:p>0.81134599946481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5139186295503" calcext:value-type="float">
            <text:p>0.805139186295503</text:p>
          </table:table-cell>
          <table:table-cell office:value-type="float" office:value="0.802515386673803" calcext:value-type="float">
            <text:p>0.8025153866738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9057815845824" calcext:value-type="float">
            <text:p>0.819057815845824</text:p>
          </table:table-cell>
          <table:table-cell office:value-type="float" office:value="0.813754348407814" calcext:value-type="float">
            <text:p>0.81375434840781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5845824411135" calcext:value-type="float">
            <text:p>0.815845824411135</text:p>
          </table:table-cell>
          <table:table-cell office:value-type="float" office:value="0.813486754080813" calcext:value-type="float">
            <text:p>0.8134867540808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054321648381" calcext:value-type="float">
            <text:p>0.8105432164838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09689507494647" calcext:value-type="float">
            <text:p>0.809689507494647</text:p>
          </table:table-cell>
          <table:table-cell office:value-type="float" office:value="0.807867273213808" calcext:value-type="float">
            <text:p>0.80786727321380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14507494646681" calcext:value-type="float">
            <text:p>0.814507494646681</text:p>
          </table:table-cell>
          <table:table-cell office:value-type="float" office:value="0.812148782445812" calcext:value-type="float">
            <text:p>0.812148782445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08083511777302" calcext:value-type="float">
            <text:p>0.808083511777302</text:p>
          </table:table-cell>
          <table:table-cell office:value-type="float" office:value="0.808134867540808" calcext:value-type="float">
            <text:p>0.8081348675408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6477516059957" calcext:value-type="float">
            <text:p>0.806477516059957</text:p>
          </table:table-cell>
          <table:table-cell office:value-type="float" office:value="0.810810810810811" calcext:value-type="float">
            <text:p>0.81081081081081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15578158458244" calcext:value-type="float">
            <text:p>0.815578158458244</text:p>
          </table:table-cell>
          <table:table-cell office:value-type="float" office:value="0.807867273213808" calcext:value-type="float">
            <text:p>0.80786727321380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7280513918629" calcext:value-type="float">
            <text:p>0.807280513918629</text:p>
          </table:table-cell>
          <table:table-cell office:value-type="float" office:value="0.807867273213808" calcext:value-type="float">
            <text:p>0.8078672732138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2:05:48.322428989</meta:creation-date>
    <meta:generator>LibreOffice/6.4.7.2$Linux_X86_64 LibreOffice_project/40$Build-2</meta:generator>
    <dc:date>2021-05-04T14:04:58.003123095</dc:date>
    <meta:editing-duration>PT1H2M45S</meta:editing-duration>
    <meta:editing-cycles>12</meta:editing-cycles>
    <meta:document-statistic meta:table-count="1" meta:cell-count="100" meta:object-count="0"/>
  </office:meta>
</office:document-meta>
</file>